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b9dd" officeooo:paragraph-rsid="0010ca56"/>
    </style:style>
    <style:style style:name="P2" style:family="paragraph" style:parent-style-name="Standard">
      <style:text-properties officeooo:rsid="0008b9dd" officeooo:paragraph-rsid="00148c9d"/>
    </style:style>
    <style:style style:name="P3" style:family="paragraph" style:parent-style-name="Standard">
      <style:text-properties officeooo:rsid="0008b9dd" officeooo:paragraph-rsid="001aa6f1"/>
    </style:style>
    <style:style style:name="P4" style:family="paragraph" style:parent-style-name="Standard">
      <style:text-properties officeooo:rsid="00147fed" officeooo:paragraph-rsid="00148c9d"/>
    </style:style>
    <style:style style:name="P5" style:family="paragraph" style:parent-style-name="Standard">
      <style:text-properties officeooo:rsid="00147fed" officeooo:paragraph-rsid="0063a518"/>
    </style:style>
    <style:style style:name="P6" style:family="paragraph" style:parent-style-name="Standard">
      <style:text-properties officeooo:rsid="00147fed" officeooo:paragraph-rsid="00680ea7"/>
    </style:style>
    <style:style style:name="P7" style:family="paragraph" style:parent-style-name="Standard">
      <style:text-properties officeooo:rsid="00147fed" officeooo:paragraph-rsid="006aeeeb"/>
    </style:style>
    <style:style style:name="P8" style:family="paragraph" style:parent-style-name="Standard">
      <style:text-properties officeooo:rsid="00147fed" officeooo:paragraph-rsid="00703834"/>
    </style:style>
    <style:style style:name="P9" style:family="paragraph" style:parent-style-name="Standard">
      <style:text-properties officeooo:paragraph-rsid="001aa6f1"/>
    </style:style>
    <style:style style:name="P10" style:family="paragraph" style:parent-style-name="Standard">
      <style:text-properties officeooo:rsid="001aa6f1" officeooo:paragraph-rsid="001aa6f1"/>
    </style:style>
    <style:style style:name="P11" style:family="paragraph" style:parent-style-name="Standard">
      <style:text-properties officeooo:paragraph-rsid="002d50f6"/>
    </style:style>
    <style:style style:name="P12" style:family="paragraph" style:parent-style-name="Standard">
      <style:text-properties officeooo:paragraph-rsid="00306a23"/>
    </style:style>
    <style:style style:name="P13" style:family="paragraph" style:parent-style-name="Standard">
      <style:text-properties fo:font-style="normal" officeooo:rsid="0031f6e8" officeooo:paragraph-rsid="00306a23" style:font-style-asian="normal" style:font-style-complex="normal"/>
    </style:style>
    <style:style style:name="P14" style:family="paragraph" style:parent-style-name="Standard">
      <style:text-properties fo:font-style="normal" officeooo:rsid="0031f6e8" officeooo:paragraph-rsid="003777ee" style:font-style-asian="normal" style:font-style-complex="normal"/>
    </style:style>
    <style:style style:name="P15" style:family="paragraph" style:parent-style-name="Standard">
      <style:text-properties fo:font-style="normal" officeooo:rsid="003b98ec" officeooo:paragraph-rsid="003b98ec" style:font-style-asian="normal" style:font-style-complex="normal"/>
    </style:style>
    <style:style style:name="P16" style:family="paragraph" style:parent-style-name="Standard">
      <style:text-properties fo:font-style="normal" officeooo:rsid="003bb5ef" officeooo:paragraph-rsid="003b98ec" style:font-style-asian="normal" style:font-style-complex="normal"/>
    </style:style>
    <style:style style:name="P17" style:family="paragraph" style:parent-style-name="Standard">
      <style:text-properties fo:font-style="normal" officeooo:rsid="003bb5ef" officeooo:paragraph-rsid="0048cbe4" style:font-style-asian="normal" style:font-style-complex="normal"/>
    </style:style>
    <style:style style:name="P18" style:family="paragraph" style:parent-style-name="Standard">
      <style:text-properties fo:font-style="normal" officeooo:rsid="003bb5ef" officeooo:paragraph-rsid="004f0f86" style:font-style-asian="normal" style:font-style-complex="normal"/>
    </style:style>
    <style:style style:name="P19" style:family="paragraph" style:parent-style-name="Standard">
      <style:text-properties fo:font-style="normal" officeooo:rsid="004f0f86" officeooo:paragraph-rsid="00525499" style:font-style-asian="normal" style:font-style-complex="normal"/>
    </style:style>
    <style:style style:name="P20" style:family="paragraph" style:parent-style-name="Standard">
      <style:text-properties officeooo:paragraph-rsid="003777ee"/>
    </style:style>
    <style:style style:name="P21" style:family="paragraph" style:parent-style-name="Standard">
      <style:text-properties officeooo:paragraph-rsid="003b98ec"/>
    </style:style>
    <style:style style:name="P22" style:family="paragraph" style:parent-style-name="Standard">
      <style:text-properties officeooo:rsid="004f0f86" officeooo:paragraph-rsid="005492b8"/>
    </style:style>
    <style:style style:name="P23" style:family="paragraph" style:parent-style-name="Standard">
      <style:text-properties officeooo:rsid="004f0f86" officeooo:paragraph-rsid="00585c41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style="italic" officeooo:rsid="0058326c" officeooo:paragraph-rsid="0059f26f" style:font-name-asian="Liberation Serif" style:font-style-asian="italic" style:font-name-complex="Liberation Serif" style:font-style-complex="italic"/>
    </style:style>
    <style:style style:name="P25" style:family="paragraph" style:parent-style-name="Standard">
      <style:text-properties fo:font-style="italic" officeooo:rsid="0058326c" officeooo:paragraph-rsid="005492b8" style:font-style-asian="italic" style:font-style-complex="italic"/>
    </style:style>
    <style:style style:name="P26" style:family="paragraph" style:parent-style-name="Standard">
      <style:text-properties officeooo:rsid="00680ea7" officeooo:paragraph-rsid="00680ea7"/>
    </style:style>
    <style:style style:name="P27" style:family="paragraph" style:parent-style-name="Standard">
      <style:text-properties officeooo:rsid="006d4aee" officeooo:paragraph-rsid="00703834"/>
    </style:style>
    <style:style style:name="P28" style:family="paragraph" style:parent-style-name="Standard">
      <style:text-properties officeooo:paragraph-rsid="0072f20d"/>
    </style:style>
    <style:style style:name="T1" style:family="text">
      <style:text-properties officeooo:rsid="000c0683"/>
    </style:style>
    <style:style style:name="T2" style:family="text">
      <style:text-properties officeooo:rsid="000d6ca8"/>
    </style:style>
    <style:style style:name="T3" style:family="text">
      <style:text-properties officeooo:rsid="000ed1b4"/>
    </style:style>
    <style:style style:name="T4" style:family="text">
      <style:text-properties officeooo:rsid="0010ca56"/>
    </style:style>
    <style:style style:name="T5" style:family="text">
      <style:text-properties officeooo:rsid="001202f3"/>
    </style:style>
    <style:style style:name="T6" style:family="text">
      <style:text-properties officeooo:rsid="0013b0b3"/>
    </style:style>
    <style:style style:name="T7" style:family="text">
      <style:text-properties officeooo:rsid="0013d9b5"/>
    </style:style>
    <style:style style:name="T8" style:family="text">
      <style:text-properties officeooo:rsid="00147fed"/>
    </style:style>
    <style:style style:name="T9" style:family="text">
      <style:text-properties officeooo:rsid="00148c9d"/>
    </style:style>
    <style:style style:name="T10" style:family="text">
      <style:text-properties officeooo:rsid="0015befb"/>
    </style:style>
    <style:style style:name="T11" style:family="text">
      <style:text-properties officeooo:rsid="00198769"/>
    </style:style>
    <style:style style:name="T12" style:family="text">
      <style:text-properties officeooo:rsid="001aa6f1"/>
    </style:style>
    <style:style style:name="T13" style:family="text">
      <style:text-properties officeooo:rsid="0008b9dd"/>
    </style:style>
    <style:style style:name="T14" style:family="text">
      <style:text-properties officeooo:rsid="001daf08"/>
    </style:style>
    <style:style style:name="T15" style:family="text">
      <style:text-properties officeooo:rsid="0020286a"/>
    </style:style>
    <style:style style:name="T16" style:family="text">
      <style:text-properties officeooo:rsid="0020c55e"/>
    </style:style>
    <style:style style:name="T17" style:family="text">
      <style:text-properties officeooo:rsid="00247244"/>
    </style:style>
    <style:style style:name="T18" style:family="text">
      <style:text-properties officeooo:rsid="0026009e"/>
    </style:style>
    <style:style style:name="T19" style:family="text">
      <style:text-properties officeooo:rsid="002777e8"/>
    </style:style>
    <style:style style:name="T20" style:family="text">
      <style:text-properties officeooo:rsid="002aaed0"/>
    </style:style>
    <style:style style:name="T21" style:family="text">
      <style:text-properties officeooo:rsid="002ab6a6"/>
    </style:style>
    <style:style style:name="T22" style:family="text">
      <style:text-properties officeooo:rsid="002d50f6"/>
    </style:style>
    <style:style style:name="T23" style:family="text">
      <style:text-properties officeooo:rsid="002e3686"/>
    </style:style>
    <style:style style:name="T24" style:family="text">
      <style:text-properties officeooo:rsid="00306a23"/>
    </style:style>
    <style:style style:name="T25" style:family="text">
      <style:text-properties officeooo:rsid="0031f6e8"/>
    </style:style>
    <style:style style:name="T26" style:family="text">
      <style:text-properties fo:font-style="italic" officeooo:rsid="0031f6e8" style:font-style-asian="italic" style:font-style-complex="italic"/>
    </style:style>
    <style:style style:name="T27" style:family="text">
      <style:text-properties fo:font-style="italic" officeooo:rsid="0033e259" style:font-style-asian="italic" style:font-style-complex="italic"/>
    </style:style>
    <style:style style:name="T28" style:family="text">
      <style:text-properties fo:font-style="italic" officeooo:rsid="003777ee" style:font-style-asian="italic" style:font-style-complex="italic"/>
    </style:style>
    <style:style style:name="T29" style:family="text">
      <style:text-properties fo:font-style="italic" officeooo:rsid="003b98ec" style:font-style-asian="italic" style:font-style-complex="italic"/>
    </style:style>
    <style:style style:name="T30" style:family="text">
      <style:text-properties fo:font-style="italic" officeooo:rsid="0058326c" style:font-style-asian="italic" style:font-style-complex="italic"/>
    </style:style>
    <style:style style:name="T31" style:family="text">
      <style:text-properties fo:font-style="italic" officeooo:rsid="00680ea7" style:font-style-asian="italic" style:font-style-complex="italic"/>
    </style:style>
    <style:style style:name="T32" style:family="text">
      <style:text-properties fo:font-style="italic" officeooo:rsid="001202f3" style:font-style-asian="italic" style:font-style-complex="italic"/>
    </style:style>
    <style:style style:name="T33" style:family="text">
      <style:text-properties fo:font-style="normal" officeooo:rsid="0031f6e8" style:font-style-asian="normal" style:font-style-complex="normal"/>
    </style:style>
    <style:style style:name="T34" style:family="text">
      <style:text-properties fo:font-style="normal" officeooo:rsid="0032b542" style:font-style-asian="normal" style:font-style-complex="normal"/>
    </style:style>
    <style:style style:name="T35" style:family="text">
      <style:text-properties fo:font-style="normal" officeooo:rsid="0033e259" style:font-style-asian="normal" style:font-style-complex="normal"/>
    </style:style>
    <style:style style:name="T36" style:family="text">
      <style:text-properties fo:font-style="normal" officeooo:rsid="0035dab7" style:font-style-asian="normal" style:font-style-complex="normal"/>
    </style:style>
    <style:style style:name="T37" style:family="text">
      <style:text-properties fo:font-style="normal" officeooo:rsid="003777ee" style:font-style-asian="normal" style:font-style-complex="normal"/>
    </style:style>
    <style:style style:name="T38" style:family="text">
      <style:text-properties fo:font-style="normal" officeooo:rsid="003b98ec" style:font-style-asian="normal" style:font-style-complex="normal"/>
    </style:style>
    <style:style style:name="T39" style:family="text">
      <style:text-properties fo:font-style="normal" officeooo:rsid="003bb5ef" style:font-style-asian="normal" style:font-style-complex="normal"/>
    </style:style>
    <style:style style:name="T40" style:family="text">
      <style:text-properties fo:font-style="normal" officeooo:rsid="005492b8" style:font-style-asian="normal" style:font-style-complex="normal"/>
    </style:style>
    <style:style style:name="T41" style:family="text">
      <style:text-properties fo:font-style="normal" officeooo:rsid="0058326c" style:font-style-asian="normal" style:font-style-complex="normal"/>
    </style:style>
    <style:style style:name="T42" style:family="text">
      <style:text-properties fo:font-style="normal" officeooo:rsid="0059f26f" style:font-style-asian="normal" style:font-style-complex="normal"/>
    </style:style>
    <style:style style:name="T43" style:family="text">
      <style:text-properties fo:font-style="normal" officeooo:rsid="0059fd86" style:font-style-asian="normal" style:font-style-complex="normal"/>
    </style:style>
    <style:style style:name="T44" style:family="text">
      <style:text-properties fo:font-style="normal" officeooo:rsid="005bd193" style:font-style-asian="normal" style:font-style-complex="normal"/>
    </style:style>
    <style:style style:name="T45" style:family="text">
      <style:text-properties fo:font-style="normal" officeooo:rsid="005c2335" style:font-style-asian="normal" style:font-style-complex="normal"/>
    </style:style>
    <style:style style:name="T46" style:family="text">
      <style:text-properties fo:font-style="normal" officeooo:rsid="005d0e03" style:font-style-asian="normal" style:font-style-complex="normal"/>
    </style:style>
    <style:style style:name="T47" style:family="text">
      <style:text-properties fo:font-style="normal" officeooo:rsid="005d40c9" style:font-style-asian="normal" style:font-style-complex="normal"/>
    </style:style>
    <style:style style:name="T48" style:family="text">
      <style:text-properties fo:font-style="normal" officeooo:rsid="0063a518" style:font-style-asian="normal" style:font-style-complex="normal"/>
    </style:style>
    <style:style style:name="T49" style:family="text">
      <style:text-properties officeooo:rsid="0035dab7"/>
    </style:style>
    <style:style style:name="T50" style:family="text">
      <style:text-properties officeooo:rsid="003be53d"/>
    </style:style>
    <style:style style:name="T51" style:family="text">
      <style:text-properties officeooo:rsid="003c8979"/>
    </style:style>
    <style:style style:name="T52" style:family="text">
      <style:text-properties officeooo:rsid="003ecb35"/>
    </style:style>
    <style:style style:name="T53" style:family="text">
      <style:text-properties officeooo:rsid="00416fb6"/>
    </style:style>
    <style:style style:name="T54" style:family="text">
      <style:text-properties officeooo:rsid="0042edf6"/>
    </style:style>
    <style:style style:name="T55" style:family="text">
      <style:text-properties officeooo:rsid="0044bb60"/>
    </style:style>
    <style:style style:name="T56" style:family="text">
      <style:text-properties officeooo:rsid="0045ca06"/>
    </style:style>
    <style:style style:name="T57" style:family="text">
      <style:text-properties officeooo:rsid="0048cbe4"/>
    </style:style>
    <style:style style:name="T58" style:family="text">
      <style:text-properties officeooo:rsid="004c6a0c"/>
    </style:style>
    <style:style style:name="T59" style:family="text">
      <style:text-properties officeooo:rsid="004d349b"/>
    </style:style>
    <style:style style:name="T60" style:family="text">
      <style:text-properties officeooo:rsid="004f0f86"/>
    </style:style>
    <style:style style:name="T61" style:family="text">
      <style:text-properties officeooo:rsid="00525499"/>
    </style:style>
    <style:style style:name="T62" style:family="text">
      <style:text-properties officeooo:rsid="0058326c"/>
    </style:style>
    <style:style style:name="T63" style:family="text">
      <style:text-properties officeooo:rsid="00169727"/>
    </style:style>
    <style:style style:name="T64" style:family="text">
      <style:text-properties officeooo:rsid="00585c41"/>
    </style:style>
    <style:style style:name="T65" style:family="text">
      <style:text-properties officeooo:rsid="005d40c9"/>
    </style:style>
    <style:style style:name="T66" style:family="text">
      <style:text-properties officeooo:rsid="005ea4ca"/>
    </style:style>
    <style:style style:name="T67" style:family="text">
      <style:text-properties officeooo:rsid="00600218"/>
    </style:style>
    <style:style style:name="T68" style:family="text">
      <style:text-properties officeooo:rsid="0063a518"/>
    </style:style>
    <style:style style:name="T69" style:family="text">
      <style:text-properties officeooo:rsid="00654263"/>
    </style:style>
    <style:style style:name="T70" style:family="text">
      <style:text-properties officeooo:rsid="0066b139"/>
    </style:style>
    <style:style style:name="T71" style:family="text">
      <style:text-properties officeooo:rsid="0067be0b"/>
    </style:style>
    <style:style style:name="T72" style:family="text">
      <style:text-properties officeooo:rsid="00680ea7"/>
    </style:style>
    <style:style style:name="T73" style:family="text">
      <style:text-properties officeooo:rsid="0069981f"/>
    </style:style>
    <style:style style:name="T74" style:family="text">
      <style:text-properties officeooo:rsid="006a69e6"/>
    </style:style>
    <style:style style:name="T75" style:family="text">
      <style:text-properties officeooo:rsid="006aeeeb"/>
    </style:style>
    <style:style style:name="T76" style:family="text">
      <style:text-properties officeooo:rsid="006bc00b"/>
    </style:style>
    <style:style style:name="T77" style:family="text">
      <style:text-properties officeooo:rsid="006d2fc9"/>
    </style:style>
    <style:style style:name="T78" style:family="text">
      <style:text-properties officeooo:rsid="006d4aee"/>
    </style:style>
    <style:style style:name="T79" style:family="text">
      <style:text-properties officeooo:rsid="00703834"/>
    </style:style>
    <style:style style:name="T80" style:family="text">
      <style:text-properties officeooo:rsid="00704e46"/>
    </style:style>
    <style:style style:name="T81" style:family="text">
      <style:text-properties officeooo:rsid="0070cb42"/>
    </style:style>
    <style:style style:name="T82" style:family="text">
      <style:text-properties fo:background-color="#ffff00" loext:char-shading-value="0"/>
    </style:style>
    <style:style style:name="T83" style:family="text">
      <style:text-properties officeooo:rsid="001aa6f1" fo:background-color="#ffff00" loext:char-shading-value="0"/>
    </style:style>
    <style:style style:name="T84" style:family="text">
      <style:text-properties officeooo:rsid="0070eed2" fo:background-color="#ffff00" loext:char-shading-value="0"/>
    </style:style>
    <style:style style:name="T85" style:family="text">
      <style:text-properties officeooo:rsid="0070eed2"/>
    </style:style>
    <style:style style:name="T86" style:family="text">
      <style:text-properties officeooo:rsid="0071c45c"/>
    </style:style>
    <style:style style:name="T87" style:family="text">
      <style:text-properties officeooo:rsid="0072f2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Dai walked off the D.S. Sagan <text:span text:style-name="T15">onto</text:span> a space dock filled with thunderous applause, blood-red <text:span text:style-name="T82">decoration</text:span>, and patriots who did not doubt. From the first cries of his well-wishers, he knew this was the type of party meant more for the <text:span text:style-name="T1">attendees rather than the guest of honor. <text:s/></text:span><text:span text:style-name="T81">The air in the banquet hall, pressurized a bit too low for someone who had spent their entire life in deep space, moved lazily over Dai’s nose. <text:s/>He could feel the gears in his mind turning just a bit slowe</text:span><text:span text:style-name="T85">r</text:span><text:span text:style-name="T81">. <text:s/></text:span><text:span text:style-name="T3">Everything from the </text:span><text:span text:style-name="T4">disgusting, </text:span><text:span text:style-name="T15">too-</text:span><text:span text:style-name="T4">rich </text:span><text:span text:style-name="T3">food to the </text:span><text:span text:style-name="T85">strange,</text:span><text:span text:style-name="T3"> </text:span><text:span text:style-name="T4">blue sky</text:span><text:span text:style-name="T85"> projected onto the ceiling</text:span><text:span text:style-name="T4"> </text:span><text:span text:style-name="T85">told him that some Earther, somewhere had paid for all this</text:span><text:span text:style-name="T4">. <text:s/></text:span><text:span text:style-name="T85">Probably they had no idea who Dai was, despite his name being on the banners.</text:span><text:span text:style-name="T4"> <text:s/>He resolved to eat a few slices of bread </text:span><text:span text:style-name="T11">and </text:span><text:span text:style-name="T4">make sure not to look up for too long. <text:s/></text:span></text:p>
      <text:p text:style-name="P1"/>
      <text:p text:style-name="P2"><text:tab/>The celebration, a surprise to <text:span text:style-name="T4">Dai</text:span>, was <text:span text:style-name="T4">almost certainly</text:span> <text:span text:style-name="T4">set </text:span>to memorialize his <text:span text:style-name="T4">heroism</text:span> <text:span text:style-name="T4">aboard Research Station 4. <text:s/></text:span><text:span text:style-name="T85">He thought</text:span><text:span text:style-name="T5"> </text:span><text:span text:style-name="T32">hero</text:span><text:span text:style-name="T5"> </text:span><text:span text:style-name="T85">was more than a bit of a stretch</text:span><text:span text:style-name="T5">, but then he </text:span><text:span text:style-name="T85">reminded himself</text:span><text:span text:style-name="T5"> that, this too, was just part of the job.</text:span><text:span text:style-name="T4"> </text:span><text:s/><text:span text:style-name="T2">He picked his way through the crowd of handshakes, dismissing compliments that </text:span><text:span text:style-name="T3">seemed</text:span><text:span text:style-name="T2"> too generous and </text:span><text:span text:style-name="T3">avoiding</text:span><text:span text:style-name="T2"> people who </text:span><text:span text:style-name="T85">confused</text:span><text:span text:style-name="T6"> him for some sort of gladiator</text:span><text:span text:style-name="T3">. <text:s/></text:span><text:span text:style-name="T85">When the attendees called him Daisuke – both disrespectful towards a Captain and, maybe more importantly, not his name – he did his best to nod with grace and make as much small talk as he thought was appropriate.</text:span><text:span text:style-name="T3"> <text:s/></text:span><text:span text:style-name="T6">At least the Brass acknowledged the oddness of the situation with </text:span><text:span text:style-name="T7">the “good work soldiers” and “how are you doings” that can only come from someone who thinks they know what you’re going through. <text:s/></text:span><text:span text:style-name="T8">They usually do, </text:span><text:span text:style-name="T9">to be fair.</text:span></text:p>
      <text:p text:style-name="P2"/>
      <text:p text:style-name="P2"><text:tab/>“<text:span text:style-name="T10">You did good, Captain Case.” <text:s/></text:span><text:span text:style-name="T85">Dai turned to find a slight, bespectacled man holding out a champagne flute. <text:s/>The way the man dressed read “scientist” about as clearly as a wing pin read “pilot.” </text:span><text:span text:style-name="T10"><text:s/>“</text:span><text:span text:style-name="T11">You changed everything,” </text:span><text:span text:style-name="T85">the scientist contunued. “</text:span><text:span text:style-name="T11">I hope you know that.”</text:span></text:p>
      <text:p text:style-name="P2"><text:tab/></text:p>
      <text:p text:style-name="P3"><text:tab/><text:span text:style-name="T11">Dai wasn’t so sure. <text:s/>He thought back to that first emergency conference – the scientists of Research Station 4, usually </text:span><text:span text:style-name="T12">locked away in their respective labs, were packed into a lecture hall meant for grad students. <text:s/>White coats occupied every seat and, eventually, </text:span><text:span text:style-name="T83">even the </text:span><text:span text:style-name="T84">spaces</text:span><text:span text:style-name="T83"> in the aisles</text:span><text:span text:style-name="T12"> as </text:span><text:span text:style-name="T85">their eyes trained on the man in horn-rimmed glasses standing behind a lectern at the focus of the room. <text:s/>When he began, </text:span><text:span text:style-name="T17">Dai</text:span><text:span text:style-name="T12"> understood very little of the presentation, but the atmosphere was unmistakable. <text:s/>That day, they witnessed history.</text:span></text:p>
      <text:p text:style-name="P10"><text:tab/></text:p>
      <text:p text:style-name="P10"><text:tab/>Question after question assailed the presenter – “Did you account for energy loss here?”</text:p>
      <text:p text:style-name="P3"/>
      <text:p text:style-name="P10"><text:tab/>“Is it possible there were unforseen forces acting on the experiment?”</text:p>
      <text:p text:style-name="P3"/>
      <text:p text:style-name="P3"><text:tab/>“<text:span text:style-name="T12">Do you think these results could be explained by…” </text:span></text:p>
      <text:p text:style-name="P3"><text:tab/></text:p>
      <text:p text:style-name="P9"><text:span text:style-name="T13"><text:tab/></text:span><text:span text:style-name="T12">By the end of the hour, they were </text:span><text:span text:style-name="T17">practically</text:span><text:span text:style-name="T12"> asking him if he cheated the results and, even at that, </text:span><text:span text:style-name="T85">the presenter</text:span><text:span text:style-name="T12"> </text:span><text:span text:style-name="T85">could answer</text:span><text:span text:style-name="T12"> to the crowd’s </text:span>satis<text:span text:style-name="T12">f</text:span>act<text:span text:style-name="T12">ion</text:span>. </text:p>
      <text:p text:style-name="P9"/>
      <text:p text:style-name="P9"><text:tab/><text:span text:style-name="T14">Silence followed. <text:s/>Dr. Baskier, </text:span><text:span text:style-name="T85">Dai still didn’t know his first name, </text:span><text:span text:style-name="T14">waited until it was clear there were no more questions, then leaned over the </text:span><text:span text:style-name="T85">lectern</text:span><text:span text:style-name="T14">. <text:s/>He </text:span><text:span text:style-name="T85">then </text:span><text:span text:style-name="T14">spoke of the future – no longer would humanity be confined to the meager set of stars they’d been born near. <text:s/></text:span><text:span text:style-name="T86">He said </text:span><text:span text:style-name="T85">w</text:span><text:span text:style-name="T14">e </text:span><text:span text:style-name="T85">would</text:span><text:span text:style-name="T14"> travel to </text:span><text:span text:style-name="T87">the</text:span><text:span text:style-name="T14"> distant stars or </text:span><text:span text:style-name="T85">even </text:span><text:span text:style-name="T14">galaxies if </text:span><text:span text:style-name="T15">th</text:span><text:span text:style-name="T17">is</text:span><text:span text:style-name="T15"> discovery could be </text:span><text:span text:style-name="T23">properly</text:span><text:span text:style-name="T15"> refined. <text:s/>Dai could remember the elation that rolled through the</text:span><text:span text:style-name="T85"> </text:span><text:span text:style-name="T15">crowd </text:span><text:span text:style-name="T85">that day.</text:span><text:span text:style-name="T15"> </text:span><text:span text:style-name="T86">The researchers </text:span><text:span text:style-name="T87">stood, some to applause and some to lean across their chairs into impromptu discussion groups. <text:s/></text:span><text:span text:style-name="T15">But, </text:span><text:span text:style-name="T87">while</text:span><text:span text:style-name="T15"> most </text:span><text:span text:style-name="T87">seemed to be in good spirits</text:span><text:span text:style-name="T15">, there were </text:span><text:span text:style-name="T85">still</text:span><text:span text:style-name="T15"> a few </text:span><text:span text:style-name="T85">who</text:span><text:span text:style-name="T15"> remained in their seats. <text:s/>It was only a few days before these objectors made themselves known – </text:span><text:span text:style-name="T87">f</text:span><text:span text:style-name="T15">irst in arguments behind closed doors, then in formal letters </text:span><text:span text:style-name="T87">addressed to the head of research</text:span><text:span text:style-name="T15">, and </text:span><text:span text:style-name="T87">finally</text:span><text:span text:style-name="T15"> in </text:span><text:span text:style-name="T16">tense, </text:span><text:span text:style-name="T87">open</text:span><text:span text:style-name="T16"> department </text:span><text:span text:style-name="T15">meetings </text:span><text:span text:style-name="T87">for all the station to hear</text:span><text:span text:style-name="T15">. <text:s text:c="2"/></text:span></text:p>
      <text:p text:style-name="P9"/>
      <text:p text:style-name="P28"><text:soft-page-break/><text:tab/><text:span text:style-name="T15">In short, </text:span><text:span text:style-name="T87">they had confirmed</text:span><text:span text:style-name="T15"> that Dr. Baskier’s research could be used as a weapon. <text:s/></text:span><text:span text:style-name="T87">Any source of power robust enough to take humanity across the stars, could be used to destroy them with equal efficiency. <text:s/>Although it took some time for the math to be finalized, they were certain that i</text:span><text:span text:style-name="T16">t could be used to cause supernovas half a galaxy away in </text:span><text:span text:style-name="T87">just</text:span><text:span text:style-name="T16"> a few minutes. <text:s/></text:span><text:span text:style-name="T87">I</text:span><text:span text:style-name="T15">n </text:span><text:span text:style-name="T87">those early days</text:span><text:span text:style-name="T15">, there seemed to be </text:span><text:span text:style-name="T16">some resistance to the idea that anyone would </text:span><text:span text:style-name="T87">ever create such a</text:span><text:span text:style-name="T16"> horrific </text:span><text:span text:style-name="T87">star-destroying w</text:span><text:span text:style-name="T16">eapon in the first place. Dai </text:span><text:span text:style-name="T23">himself</text:span><text:span text:style-name="T16"> shut </text:span><text:span text:style-name="T23">down</text:span><text:span text:style-name="T16"> </text:span><text:span text:style-name="T23">that</text:span><text:span text:style-name="T16"> conversat</text:span><text:span text:style-name="T23">ion</text:span><text:span text:style-name="T16">. <text:s/>Even if such a weapon were never used, it’s fantasy to think the military wouldn’t make it. <text:s/>The prospect of warding off an attack by threatening to annihilate </text:span><text:span text:style-name="T17">an enemy’s</text:span><text:span text:style-name="T16"> homestar – or even a neighboring star as the scientists told </text:span><text:span text:style-name="T23">him</text:span><text:span text:style-name="T16"> – would be too useful for planetary security.</text:span></text:p>
      <text:p text:style-name="P9"/>
      <text:p text:style-name="P9"><text:tab/><text:span text:style-name="T17">Civil, albeit tense, discussions slowly turned into screaming matches and then full fistfights. Dai remembered a time where he complained daily about babysitting full-grown adults. <text:s/>Why should they be the ones to worry about what the government does with research?</text:span><text:span text:style-name="T18"> He figured that something about being book smart made you worry about things that were out of your control more often than the average person. <text:s/>Whenever Dai broke up a fight, he would do his best to be patient with them – listen to their concerns, nod thoughtfully at their worries, then leave them at their respective quarters. <text:s/></text:span></text:p>
      <text:p text:style-name="P9"><text:tab/></text:p>
      <text:p text:style-name="P11"><text:tab/><text:span text:style-name="T18">It was nearly 2 months of this before Dai found the </text:span><text:span text:style-name="T19">bomb. <text:s/>The device, </text:span><text:span text:style-name="T20">hidden in</text:span><text:span text:style-name="T21">side</text:span><text:span text:style-name="T20"> a secret </text:span><text:span text:style-name="T21">compartment within a seldom-used cabinet in </text:span><text:span text:style-name="T25">Dr. Baskier’s lab</text:span><text:span text:style-name="T21">, </text:span><text:span text:style-name="T22">was found during one of</text:span><text:span text:style-name="T21"> the </text:span><text:span text:style-name="T22">regular</text:span><text:span text:style-name="T21"> </text:span><text:span text:style-name="T22">radiation-leak checks. <text:s/>He determined rather quickly that the bomber-to-be was a scientist – soldiers would have known to use non-radioactive materials and the maintainance staff would have known better hiding </text:span><text:span text:style-name="T23">spots. <text:s/>He</text:span><text:span text:style-name="T22"> spent little time finding the culprit.</text:span></text:p>
      <text:p text:style-name="P11"/>
      <text:p text:style-name="P11"><text:span text:style-name="T22"><text:tab/></text:span><text:span text:style-name="T23">The man</text:span><text:span text:style-name="T22"> was, much to Dai’s dissapointment, </text:span><text:span text:style-name="T23">normal</text:span><text:span text:style-name="T22">. <text:s/>When the security team entered the </text:span><text:span text:style-name="T23">bomber’s lab</text:span><text:span text:style-name="T22">, </text:span><text:span text:style-name="T23">he</text:span><text:span text:style-name="T22"> seemed more annoyed to have his research interrupted. <text:s/>By the time the guards were shackling his wrists, the researcher </text:span><text:span text:style-name="T23">had already collected his notes and stuffed them into his lab coat. <text:s/>On the walk to the brig, he busied himself explaining to everyone that he wouldn’t have endangered </text:span><text:span text:style-name="T25">Baskier’s life</text:span><text:span text:style-name="T23"> with the explosion. <text:s/>It was only slightly radioactive, the bomb would have been detonated after-hours, station protocol would have sealed any major station breaches – he even apologized to station security for the mountain of paperwork coming their way. <text:s/>Dai </text:span><text:span text:style-name="T24">didn’t know what to make of him. <text:s/>He remembered thinking he should drop it but, in the end, his curiosity got the better of him.</text:span></text:p>
      <text:p text:style-name="P11"/>
      <text:p text:style-name="P11"><text:tab/>“<text:span text:style-name="T24">Why did you plant </text:span><text:span text:style-name="T25">the</text:span><text:span text:style-name="T24"> bomb </text:span><text:span text:style-name="T25">where you did</text:span><text:span text:style-name="T24">?” said Daisuke. <text:s/>“</text:span><text:span text:style-name="T25">Were you hoping we’d</text:span><text:span text:style-name="T24"> find it?”</text:span></text:p>
      <text:p text:style-name="P11"/>
      <text:p text:style-name="P12"><text:tab/>“<text:span text:style-name="T25">No, </text:span><text:span text:style-name="T24">I didn’t think you’d find it.” He looked like </text:span><text:span text:style-name="T25">he might be</text:span><text:span text:style-name="T24"> considering an answer to the daily crossword. “</text:span><text:span text:style-name="T25">I thought the janitors only cleaned th</text:span><text:span text:style-name="T24">e </text:span><text:span text:style-name="T25">lab </text:span><text:span text:style-name="T24">on Mondays. <text:s/></text:span><text:span text:style-name="T25">How </text:span><text:span text:style-name="T24">did </text:span><text:span text:style-name="T25">you find it</text:span><text:span text:style-name="T24">?”</text:span></text:p>
      <text:p text:style-name="P12"/>
      <text:p text:style-name="P12"><text:tab/><text:span text:style-name="T24">Dai </text:span><text:span text:style-name="T25">searched the man’s face and then, after a pause, </text:span><text:span text:style-name="T24">“Radiation leak. <text:s/></text:span><text:span text:style-name="T25">You used the same material that’s in the CO2 sensors, so we thought </text:span><text:span text:style-name="T49">it</text:span><text:span text:style-name="T25"> was a maintainance issue.”</text:span></text:p>
      <text:p text:style-name="P12"/>
      <text:p text:style-name="P12"><text:tab/>“<text:span text:style-name="T25">I suppose an explosive </text:span><text:span text:style-name="T26">could </text:span><text:span text:style-name="T33">count as a maintainance issue.”</text:span></text:p>
      <text:p text:style-name="P13"/>
      <text:p text:style-name="P13"><text:tab/>“Yea, I guess it could.” Dai rubbed his chin. <text:s/>“You know, you don’t seem very angry that we caught you.” </text:p>
      <text:p text:style-name="P13"><text:tab/></text:p>
      <text:p text:style-name="P13"><text:tab/>He shrugged. “The research – the weapon – cannot be allowed to leave this station. <text:s/>I’m content to bear whatever consequences I must. <text:s/>There are many on the station who feel same way.” </text:p>
      <text:p text:style-name="P13"/>
      <text:p text:style-name="P20"><text:soft-page-break/><text:span text:style-name="T33"><text:tab/></text:span><text:span text:style-name="T26">Many?</text:span><text:span text:style-name="T33"> Dai stopped in his tracks. </text:span><text:span text:style-name="T27">There are m</text:span><text:span text:style-name="T26">any who feel the same way.</text:span><text:span text:style-name="T33"> <text:s/></text:span><text:span text:style-name="T36">He</text:span><text:span text:style-name="T33"> </text:span><text:span text:style-name="T34">still </text:span><text:span text:style-name="T33">remembered the cold realization that came over him </text:span><text:span text:style-name="T35">then</text:span><text:span text:style-name="T33">.</text:span><text:span text:style-name="T26"> </text:span><text:span text:style-name="T28">Where did he get the parts for the bomb? He must have had accomplices.</text:span><text:span text:style-name="T37"> <text:s/>Staring into the bomber’s eyes, he though he saw the answer to his unspoken question. <text:s/>Dai turned and ran.</text:span><text:span text:style-name="T33"> <text:s/></text:span></text:p>
      <text:p text:style-name="P14"/>
      <text:p text:style-name="P21"><text:span text:style-name="T33"><text:tab/></text:span><text:span text:style-name="T35">Racing through the window-lined corridors and elbowing past civillians, </text:span><text:span text:style-name="T36">he searched for the </text:span><text:span text:style-name="T37">only thing more valuable than the weapon research itself – Dr. Baskier. <text:s/></text:span><text:span text:style-name="T38">But the doctor was not an easy-to-contact man. <text:s/>In the aftermath of his discovery, it seemed that he was always in meetings with colleagues or giving interviews to news outlets. <text:s/>Cursing his popularity, Dai checked the lecture halls and media rooms to no avial. <text:s/>Dr. Basker’s quarters were similarly empty, the small sign near the door’s lock read </text:span><text:span text:style-name="T29">Away</text:span><text:span text:style-name="T38"> in a vibrant green. <text:s/>Then, in a stroke of luck, Dai spotted the doctor at a table directly in the center of the mess hall. <text:s/></text:span></text:p>
      <text:p text:style-name="P15"/>
      <text:p text:style-name="P21"><text:span text:style-name="T38"><text:tab/></text:span><text:span text:style-name="T37">It was </text:span><text:span text:style-name="T38">early enough that the mess had only a few, small groups</text:span><text:span text:style-name="T37"> </text:span><text:span text:style-name="T38">chatting over their breakfast. <text:s/>Dai approached Dr. Basker’s table in rush.</text:span></text:p>
      <text:p text:style-name="P15"/>
      <text:p text:style-name="P15"><text:tab/>“Doctor, please come with me,” Dai said reaching toward his arm.</text:p>
      <text:p text:style-name="P15"/>
      <text:p text:style-name="P15"><text:tab/>“Is everything okay?” </text:p>
      <text:p text:style-name="P15"/>
      <text:p text:style-name="P21"><text:span text:style-name="T38"><text:tab/>“Sir, </text:span><text:span text:style-name="T39">w</text:span><text:span text:style-name="T38">e really need to go now.” Dai remembered his frustration that the doctor wasn’t taking such an obvious threat seriously. <text:s/></text:span><text:span text:style-name="T39">Then, a man stood up from behind his table.</text:span></text:p>
      <text:p text:style-name="P16"/>
      <text:p text:style-name="P16"><text:tab/>“<text:span text:style-name="T50">I think the good doctor feels safer here in the mess.” His eyes level with Dai’s in a cold challenge.</text:span></text:p>
      <text:p text:style-name="P16"/>
      <text:p text:style-name="P16"><text:tab/>“<text:span text:style-name="T50">Safe? What’s going --” Dr. Baskier paused </text:span><text:span text:style-name="T51">as the muzzle of a gun pressed into his back.</text:span></text:p>
      <text:p text:style-name="P16"/>
      <text:p text:style-name="P16"><text:tab/><text:span text:style-name="T51">The gunman said, “Why don’t we take a quick walk,” and made a show of helping the doctor out of his seat. <text:s/>Dai could still feel the panic in Dr. Basker’s eyes as he stood and allowed himself to be led out of the mess. <text:s/></text:span><text:span text:style-name="T52">The three of them made their way around the small line of people waiting for their food and out into the hallway. <text:s/>There, the gunman </text:span><text:span text:style-name="T53">motioned for Dai to lead the way.</text:span></text:p>
      <text:p text:style-name="P16"/>
      <text:p text:style-name="P16"><text:tab/>“<text:span text:style-name="T54">Engineering,” he demanded, digging the gun further into the doctor’s back.</text:span></text:p>
      <text:p text:style-name="P16"/>
      <text:p text:style-name="P17"><text:tab/><text:span text:style-name="T55">Dai thought e</text:span><text:span text:style-name="T54">ngineering was too </text:span><text:span text:style-name="T55">isolated, too quiet. <text:s/>No one would hear gunshots, let alone cries for help. <text:s/></text:span></text:p>
      <text:p text:style-name="P17"/>
      <text:p text:style-name="P17"><text:tab/>“<text:span text:style-name="T56">Why don’t we talk about this right here? </text:span><text:span text:style-name="T57">Pretty inconsiderate of our friend to make him walk that far.”</text:span></text:p>
      <text:p text:style-name="P17"/>
      <text:p text:style-name="P17"><text:span text:style-name="T57"><text:tab/>“I don’t really give a fuck. Now walk.” The gunman pushed Dr. Baskier with those final words who </text:span><text:span text:style-name="T58">then</text:span><text:span text:style-name="T57">, as if he’d been waiting for his chance, immediately spun a</text:span><text:span text:style-name="T58">nd grabbed his captor’s gun arm.</text:span></text:p>
      <text:p text:style-name="P17"/>
      <text:p text:style-name="P18"><text:tab/>“<text:span text:style-name="T58">Stop this</text:span><text:span text:style-name="T59"> </text:span><text:span text:style-name="T60">right now</text:span><text:span text:style-name="T59">! </text:span><text:span text:style-name="T60">We can talk this all out if you just give me the chance!” said Dr. Baskier.</text:span></text:p>
      <text:p text:style-name="P18"/>
      <text:p text:style-name="P19"><text:tab/>“I can’t let you destroy us all!” Gripping his gun, he threw <text:span text:style-name="T61">the doctor to the ground then leveled the muzzle at his head. <text:s/>“I’m sorry, it came to this.”</text:span></text:p>
      <text:p text:style-name="P19"/>
      <text:p text:style-name="P23"><text:soft-page-break/><text:span text:style-name="T40"><text:tab/></text:span><text:span text:style-name="T41">Even before</text:span><text:span text:style-name="T40"> the gunman had begun to squeeze the trigger, Dai’s weapon had already killed him. <text:s/></text:span><text:span text:style-name="T41">He</text:span><text:span text:style-name="T63"> still remembered </text:span><text:span text:style-name="T62">thunderous gunfire</text:span><text:span text:style-name="T63">, the weight of the gun </text:span><text:span text:style-name="T62">his hand</text:span><text:span text:style-name="T63">, the sound of that man slumping to the ground. <text:s/></text:span><text:span text:style-name="T62">He remembered the silence that followed. <text:s/>“</text:span><text:span text:style-name="T64">Are you okay?” </text:span><text:span text:style-name="T62">he </text:span><text:span text:style-name="T64">said to Dr. <text:s/>Baskier while waving bystanders back into their rooms</text:span><text:span text:style-name="T62">.</text:span></text:p>
      <text:p text:style-name="P22"/>
      <text:p text:style-name="P22"><text:tab/>“<text:span text:style-name="T62">I think he’s dead,</text:span>” <text:span text:style-name="T64">said the doctor, wiping the blood from his face in a daze.</text:span></text:p>
      <text:p text:style-name="P22"/>
      <text:p text:style-name="P22"><text:tab/><text:span text:style-name="T30">No shit.</text:span></text:p>
      <text:p text:style-name="P25"/>
      <text:p text:style-name="P24">♦ ♦ ♦</text:p>
      <text:p text:style-name="P25"/>
      <text:p text:style-name="P22"><text:span text:style-name="T30"><text:tab/></text:span><text:span text:style-name="T42">It took six months for the news of Dr. Baskier’s </text:span><text:span text:style-name="T43">attack</text:span><text:span text:style-name="T42"> to reach the capital worlds, then another eight for Dai to be cleared of </text:span><text:span text:style-name="T43">any </text:span><text:span text:style-name="T42">wrongdoing. <text:s/></text:span><text:span text:style-name="T43">In one of his interviews for the Solar system, Dr. Baskier expressed his deep gratitude to Dai for saving his life. <text:s/>With tears in his eyes, he told the viewers at home </text:span><text:span text:style-name="T44">about the years he would </text:span><text:span text:style-name="T45">now </text:span><text:span text:style-name="T44">have to further his research, about </text:span><text:span text:style-name="T45">his excitement</text:span><text:span text:style-name="T44"> to watch humanity </text:span><text:span text:style-name="T45">progress in leaps </text:span><text:span text:style-name="T46">and</text:span><text:span text:style-name="T45"> bounds, </text:span><text:span text:style-name="T48">and </text:span><text:span text:style-name="T45">about the extra time he would have with his children. <text:s/></text:span><text:span text:style-name="T47">It was the kind of television that sells ads and wins political campaigns. <text:s/></text:span><text:span text:style-name="T42">Now, here </text:span><text:span text:style-name="T43">in orbit around the Earth, </text:span><text:span text:style-name="T47">Dai</text:span><text:span text:style-name="T43"> was celebrating the death of a man who thought he was doing the right thing.</text:span></text:p>
      <text:p text:style-name="P4"><text:tab/></text:p>
      <text:p text:style-name="P5"><text:tab/> <text:s/>“<text:span text:style-name="T65">Captain Case?” The scientist </text:span><text:span text:style-name="T66">said as he broke Dai’s momentary trance with a wave of his hand. <text:s/>“</text:span><text:span text:style-name="T68">Are you okay?” </text:span></text:p>
      <text:p text:style-name="P5"/>
      <text:p text:style-name="P5"><text:span text:style-name="T66"><text:tab/>Now that he thought to look, Dai recognized the small </text:span><text:span text:style-name="T67">silver</text:span><text:span text:style-name="T66"> pin fastened to the man’s tweed jacket. <text:s/></text:span><text:span text:style-name="T68">The silver bulldog </text:span><text:span text:style-name="T71">that was</text:span><text:span text:style-name="T68"> </text:span><text:span text:style-name="T69">depicted, almost cartoonishly, in the act of breaking an</text:span><text:span text:style-name="T68"> arrow </text:span><text:span text:style-name="T69">with its jaws</text:span><text:span text:style-name="T68"> marked him as a </text:span><text:span text:style-name="T69">member of the </text:span><text:span text:style-name="T70">C</text:span><text:span text:style-name="T69">ivilian </text:span><text:span text:style-name="T70">I</text:span><text:span text:style-name="T69">nter</text:span><text:span text:style-name="T70">planetary</text:span><text:span text:style-name="T69"> </text:span><text:span text:style-name="T70">E</text:span><text:span text:style-name="T69">nergy </text:span><text:span text:style-name="T70">A</text:span><text:span text:style-name="T69">gency. <text:s/></text:span><text:span text:style-name="T71">Dai had received a number of letters from folks like these – mostly they complained that he was still alive </text:span><text:span text:style-name="T72">and breathing. <text:s/>This man, however, outstretched his hand.</text:span></text:p>
      <text:p text:style-name="P5"/>
      <text:p text:style-name="P6"><text:tab/>“<text:span text:style-name="T72">I don’t know if you can call it good,” said Dai, “when someone’s just doing their job. <text:s/>Plus, I might have made </text:span><text:span text:style-name="T31">your</text:span><text:span text:style-name="T72"> job a little bit harder in the process.”</text:span></text:p>
      <text:p text:style-name="P26"><text:tab/></text:p>
      <text:p text:style-name="P7"><text:tab/><text:span text:style-name="T73">“A little might be an understatement,” </text:span><text:span text:style-name="T74">he laughed, “but I applaud your faith in… us. <text:s/>There’s not a lot of that going around these days.” </text:span></text:p>
      <text:p text:style-name="P7"/>
      <text:p text:style-name="P7"><text:tab/><text:span text:style-name="T75">Dai shot him a confused look.</text:span></text:p>
      <text:p text:style-name="P7"/>
      <text:p text:style-name="P7"><text:span text:style-name="T74"><text:tab/></text:span><text:span text:style-name="T77">The scientist</text:span><text:span text:style-name="T74"> sneaked a glance at the blue-sky projection while he considered his next words. <text:s/>“When I heard what you did, </text:span><text:span text:style-name="T75">I thought, ‘Great – another tool we can use to end whole the universe.’ </text:span><text:span text:style-name="T76">But, t</text:span><text:span text:style-name="T75">he next day, I got a call from </text:span><text:span text:style-name="T76">the</text:span><text:span text:style-name="T75"> </text:span><text:span text:style-name="T76">State Department and they asked for my help with an Interplanetary Weapons Control Treaty.”</text:span></text:p>
      <text:p text:style-name="P7"><text:tab/></text:p>
      <text:p text:style-name="P7"><text:tab/>“<text:span text:style-name="T76">I didn’t know we were doing that.”</text:span></text:p>
      <text:p text:style-name="P7"/>
      <text:p text:style-name="P7"><text:tab/>“<text:span text:style-name="T77">Sure</text:span><text:span text:style-name="T76">, no on</text:span><text:span text:style-name="T78">e likes to listen to the people who say it’s </text:span><text:span text:style-name="T76">going to b</text:span><text:span text:style-name="T78">e alright</text:span><text:span text:style-name="T76">. <text:s/></text:span><text:span text:style-name="T77">But, </text:span><text:span text:style-name="T78">if more people got a chance to meet</text:span><text:span text:style-name="T77"> the folks </text:span><text:span text:style-name="T78">I have</text:span><text:span text:style-name="T77">,</text:span><text:span text:style-name="T76">” </text:span><text:span text:style-name="T77">he </text:span><text:span text:style-name="T78">produced another silver bulldog pin from his coat pocket</text:span><text:span text:style-name="T77">, “</text:span><text:span text:style-name="T78">I think they’d make the same decision you did</text:span><text:span text:style-name="T77">.”</text:span></text:p>
      <text:p text:style-name="P7"/>
      <text:p text:style-name="P7"><text:tab/><text:span text:style-name="T78">“What’s this for?” Dai said, taking the pin when the scientist offered it. The metal shone with a silvery importance.</text:span></text:p>
      <text:p text:style-name="P7"><text:soft-page-break/></text:p>
      <text:p text:style-name="P8"><text:tab/>“<text:span text:style-name="T79">We could use someone like you in the agency.</text:span><text:span text:style-name="T78">”</text:span></text:p>
      <text:p text:style-name="P27"><text:tab/></text:p>
      <text:p text:style-name="P8"><text:span text:style-name="T78"><text:tab/>“</text:span><text:span text:style-name="T79">What, you need more security?”</text:span></text:p>
      <text:p text:style-name="P8"/>
      <text:p text:style-name="P8"><text:span text:style-name="T78"><text:tab/> <text:s/></text:span><text:span text:style-name="T79">The scientist smiled. “More believers.”</text:span></text:p>
      <text:p text:style-name="P8"/>
      <text:p text:style-name="P8"><text:tab/><text:span text:style-name="T79">Dai looked again at the pin in his hand. <text:s/>Beneath the silver, </text:span><text:span text:style-name="T80">dancing in faint patterns across the tip of the broken arrow, was the pale-blue fire of the spacedock’s fusion-core engines. <text:s/>He could just hear them humming although they must have been miles away from where he was standing. <text:s/>After stuffing the bulldog pin in his pocket, Dai stuck out his hand to the still-smiling scientist.</text:span></text:p>
      <text:p text:style-name="P8"/>
      <text:p text:style-name="P8"><text:tab/>“<text:span text:style-name="T80">I’ll think about it.”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2:52:55.086677455</meta:creation-date>
    <dc:date>2023-11-05T01:38:36.271539809</dc:date>
    <meta:editing-duration>P27DT11H48M19S</meta:editing-duration>
    <meta:editing-cycles>57</meta:editing-cycles>
    <meta:generator>LibreOffice/7.6.2.1$Linux_X86_64 LibreOffice_project/60$Build-1</meta:generator>
    <meta:document-statistic meta:table-count="0" meta:image-count="0" meta:object-count="0" meta:page-count="5" meta:paragraph-count="62" meta:word-count="2302" meta:character-count="13211" meta:non-whitespace-character-count="10783"/>
  </office:meta>
</office:document-meta>
</file>